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top="0cm" fo:margin-bottom="0cm" fo:text-align="start" style:justify-single-word="false"/>
      <style:text-properties fo:font-variant="normal" fo:text-transform="none" fo:color="#000000" style:font-name="Arial1" fo:font-size="14pt" fo:letter-spacing="normal" fo:font-style="normal" fo:font-weight="normal"/>
    </style:style>
    <style:style style:name="P2" style:family="paragraph" style:parent-style-name="Text_20_body">
      <style:paragraph-properties fo:margin-top="0cm" fo:margin-bottom="0cm" fo:text-align="start" style:justify-single-word="false"/>
      <style:text-properties fo:font-variant="normal" fo:text-transform="none" fo:color="#000000" style:font-name="Arial1" fo:font-size="14pt" fo:letter-spacing="normal" fo:font-style="normal" fo:font-weight="normal"/>
    </style:style>
    <style:style style:name="T1" style:family="text">
      <style:text-properties fo:color="#a9a9a9"/>
    </style:style>
    <style:style style:name="T2"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roblem to be solved <text:span text:style-name="T1">(The Goal)<text:line-break/><text:line-break/></text:span>Våran uppgift var att programmera diverse sök och sorteringsalgoritmer för att senare mäta tiden det tar att utföra <text:s/>dem på Binära Sökträd och Sekvenser.<text:span text:style-name="T1"><text:line-break/></text:span></text:p>
      <text:p text:style-name="P1">The solution - an overview<text:line-break/><text:line-break/>Programmet har två delar. En meny (UI) del men även en sammanslagen front end-back end fil som skapar våra arrayer/BST och utför de olika sorteringarna och sökningarna.<text:line-break/><text:line-break/>Menyn är till stora delar återanvänd från Lab1 för att vi snabbare skulle komma igång.<text:line-break/>Funktionaliteten är densamma förutom att vi valt att ersätta de case satser vi ej använder med nya som behövdes för att få vårat program att funka.<text:line-break/>Vi återanvände <text:s/>även trädimplementationen från Lab 1 för BST för att lägga till och söka i Binära sökträd.<text:line-break/></text:p>
      <text:p text:style-name="P1">The Design<text:span text:style-name="T1"><text:line-break/><text:line-break/></text:span>Det första som måste göras för att man ska kunna utföra någon operation på arrayen är att skapa den och fylla arrayen med de värden man vill utföra operationen på.<text:line-break/>Tre tänkbara scenarion finns, fill Random, fill Ascending (1...N) och fill descending(N...1).<text:line-break/>Efter att detta är gjort så uppdateras menyn och man får nya menyval som inkluderar sorterings och sökoperationer som nu kan väljas. <text:line-break/><text:span text:style-name="T1"><text:line-break/></text:span>Man har även möjlighet att skapa ett binärt sökträd med lika många element och fylla den med antingen slumpade värden, 1...N eller fylla hela arrayen med värdet noll.<text:line-break/><text:line-break/>Efter att det binära sökträdet är skapat så kan man utföra sökningar i trädet efter heltalsvärden.<text:span text:style-name="T1"><text:line-break/><text:line-break/></text:span>Alla funktioner förutom de som hör till BST använder sig av arrayer medans BST nyttjar en länkad lista.<text:line-break/><text:line-break/>Operationer som kan utföras på våran sekventiella lista &amp; BST är:<text:line-break/></text:p>
      <text:p text:style-name="P1">static int set_sorted(int v);<text:line-break/><text:tab/>Används för att sätta att listan är sorterad och så att man får <text:tab/>möjligheten att göra Binärsökning.<text:line-break/> </text:p>
      <text:p text:style-name="P1"><text:soft-page-break/>static void set_LSIZE(int v);<text:line-break/><text:tab/>Sätter LSIZE till ett värde som man skickar in som argument.<text:line-break/></text:p>
      <text:p text:style-name="P1">void setLSize();<text:line-break/><text:tab/>Sätter storleken för arrayen.<text:line-break/></text:p>
      <text:p text:style-name="P1">void fillRand();<text:line-break/><text:tab/>Fyller arrayen med slumpade siffror position för position.<text:line-break/></text:p>
      <text:p text:style-name="P1">void fillAsc();<text:line-break/><text:tab/><text:bookmark-start text:name="__DdeLink__118_806155697"/>Fyller arrayen från siffran 0 och till det värdet som LSIZE är satt till <text:tab/>position för position.<text:bookmark-end text:name="__DdeLink__118_806155697"/><text:line-break/></text:p>
      <text:p text:style-name="P1">void fillDsc();<text:line-break/><text:tab/>Fungerar på samma sätt som fillAsc men med skillnaden att den stegar <text:tab/>och fyller från LSIZE till 0.<text:line-break/></text:p>
      <text:p text:style-name="P1">void fillArray();<text:line-break/><text:tab/>Selectsats för att välja på vilket sätt som man ska fylla arrayen. </text:p>
      <text:p text:style-name="P1"><text:tab/>Tre <text:tab/>möjliga val; fillRand, fillAsc eller fillDesc samt ett default som <text:tab/>skriver ut ”Invalid input” och begär om en ny inmatning av ett värde.<text:line-break/></text:p>
      <text:p text:style-name="P1">void creArr();<text:line-break/><text:tab/>Skapar en array och frågar därefter med vilka värden man vill fylla <text:tab/>arrayen.<text:line-break/></text:p>
      <text:p text:style-name="P1">int linSrch(int v);<text:line-break/><text:tab/><text:bookmark-start text:name="__DdeLink__120_806155697"/>Utför en linjärsökning på den array som skapats.<text:bookmark-end text:name="__DdeLink__120_806155697"/><text:line-break/></text:p>
      <text:p text:style-name="P1">int binSrch(int array[], int v, int low, int high);<text:line-break/><text:tab/>Utför en binärsökning på den array som skapats.<text:line-break/></text:p>
      <text:p text:style-name="P1">void bstBest();<text:line-break/><text:tab/>Fyller ett binärt sökträd med nollor.<text:line-break/></text:p>
      <text:p text:style-name="P1">void bstWorst();<text:line-break/><text:tab/>Fyller ett binärt sökträd från 1 till LSIZE-1 så att man får ett djupt träd.<text:line-break/><text:line-break/></text:p>
      <text:p text:style-name="P1">void bstRand();<text:line-break/><text:tab/>Fyller det binära sökträdet med slumpade värden.<text:line-break/></text:p>
      <text:p text:style-name="P1">void addBST();<text:line-break/><text:tab/>Selectsats för att välja hur man vill fylla BST:t.<text:line-break/></text:p>
      <text:p text:style-name="P1"><text:soft-page-break/>void BST(); </text:p>
      <text:p text:style-name="P1"><text:tab/>Sök efter ett heltalsvärde i BST:t som skapats.<text:line-break/></text:p>
      <text:p text:style-name="P1">void bSort(); <text:s/></text:p>
      <text:p text:style-name="P1"><text:tab/>Utför bubblesort på arrayen som skapats.<text:line-break/> <text:s text:c="3"/><text:tab/> <text:s/></text:p>
      <text:p text:style-name="P1">void insSort();</text:p>
      <text:p text:style-name="P1"><text:tab/>Utför insertionsort på arrayen som skapats.<text:line-break/></text:p>
      <text:p text:style-name="P1">int Partition(int array[], int a, int b);<text:line-break/><text:tab/>Partitionfunktion för QuickSort för att dels sätta pivotelement men även <text:tab/>för att omorganisera i arrayen.<text:line-break/></text:p>
      <text:p text:style-name="P1">void quickSort(int v[], int a, int b);<text:line-break/><text:tab/>Utför QuckSort på arrayen med hjälp av ovanstående partition <text:tab/>funktion.<text:line-break/></text:p>
      <text:p text:style-name="P1">void qSort();</text:p>
      <text:p text:style-name="P1"><text:tab/>Kör en quicksort på arrayen, använder sig av <text:tab/>ovanstående quickSort <text:tab/>och partition funktioner.<text:line-break/></text:p>
      <text:p text:style-name="P1">void disp();</text:p>
      <text:p text:style-name="P1"><text:tab/>Skriver ut dem första 10 elementen i arrayen och användes för kontroll <text:tab/>av arrayen under testningens gång.<text:span text:style-name="T1"><text:line-break/></text:span></text:p>
      <text:p text:style-name="P1">the <text:span text:style-name="T2">implementation</text:span> design <text:span text:style-name="T1">(discuss alternatives - motivate your choice)<text:line-break/></text:span></text:p>
      <text:p text:style-name="P1">Vi valde att låta användaren välja vilket test han ville köra, mest för att <text:tab/>det var det första vi kom på. Det gör att det blir många manuella <text:tab/>inmatningar som ska <text:tab/>göras. <text:line-break/>Ett alternativ hade kunnat vara att välja vilken algoritm som skulle testas och sedan köra alla test med olika storlekar för den, för att slippa knappa in alla val som man måste göra i den nuvarande versionen.</text:p>
      <text:p text:style-name="P1">Denna problematik är dock något som skriptfilen löser och det var egentligen därför vi fortsatte på samma spår.<text:span text:style-name="T1"><text:tab/><text:line-break/><text:tab/><text:line-break/><text:tab/></text:span>The implementation description - an overview<text:line-break/><text:line-break/>För att mäta tid på algoritmerna så valde vi att använda oss utav clock() funktionen som finns i time.h biblioteket.<text:line-break/>Sättet vi implementerade det på var att vi precis innan en sortering exempelvis hade en variabel som heter t1 och som tilldelades ett värde med clock. Efter att sorteringen var färdig så hade vi en till variabel som vi döpte till t2 och tilldelade värden med clock(). Därefter så kollade vi differansen mellan dom båda genom att ta t2-t1. <text:line-break/><text:line-break/><text:soft-page-break/>Fördelen med detta var att vi på så sätt undviker att användarinmatningen påverkar tiden på något sätt utan enbart beror på tiden som programmet körs och tiden vi får tillbaka är antalet klockcyklar.<text:line-break/></text:p>
      <text:p text:style-name="P1">Testing policies</text:p>
      <text:p text:style-name="P1">makefile(s) <text:span text:style-name="T1">(give examples</text:span></text:p>
      <text:p text:style-name="P1"><text:span text:style-name="T1"><text:tab/><text:line-break/></text:span>Makefilen buildall kompilerar alla delar av vårt program samt kör programmet med ett skript som beskrivs nedanför. När programet har <text:tab/>körts så jämför terminalen utskrifterna gentemot en tidigare sparad fil som vi valt att döpa till perf.old.<text:line-break/>På så sätt är det lätt att se vilka tider vi fått på respektive test.<text:line-break/></text:p>
      <text:p text:style-name="P1">script(s) <text:span text:style-name="T1">(give examples)</text:span></text:p>
      <text:p text:style-name="P1"><text:span text:style-name="T1"><text:tab/><text:line-break/></text:span>Skriptet som vi använder oss utav (”script1”) testar alla sorteringsalgoritmer för alla storlekar och börjar med bubbelsort, worst case för 1024 element. Därefter testar den bubbelsort för 2048 och ända upp till 16382 element.<text:line-break/>Därefter körs samma sorteringsalgoritm men best case och random case väljs för de olika storlekarna.<text:line-break/><text:line-break/>Samma sak görs med insertion sort och quicksort förutom att vi valt att skippa test av best case för dessa sorteringar.<text:line-break/><text:tab/><text:line-break/>När all sortering har gjorts så testas linjärsökning, worst case för alla storlekar med start från element 1024, 2048 och ända upp till 16382.<text:line-break/>Därefter utförs en linjärsökning på slumpade tal på alla storlekar av arrayen.<text:line-break/><text:line-break/>Binärsökning är den sista algoritm som vi testar för arrayer och där vi kör dels worst case för 1024, 2048 och ända upp till 16382 element följt av random case för dessa storlekar.<text:line-break/><text:line-break/>Efter att allting testats för arrayer så går vi över och testar det binära sökträdet och börjar med att söka efter värdet 1023 vilket är LSIZE-1 när trädet skapas i ett worst case scenario.<text:line-break/><text:line-break/>Sist så slumpar vi fram ett obalanserat träd och söker efter värdet 30 för 1024 noder, 400 för 2048 noder, 70 för 4096, 7000 för 8192 samt 5000 för 16382.<text:line-break/><text:tab/><text:line-break/></text:p>
      <text:p text:style-name="P1">test cases <text:span text:style-name="T1">(give examples)<text:line-break/><text:line-break/></text:span>Som vi redan nämt har testat worst case och average/random case för alla algoritmer men också valt att köra ett best case för alla algoritmer.<text:line-break/>Resultatet har redovisats i den bifogade excelfilen.</text:p>
      <text:p text:style-name="P1"><text:soft-page-break/>Project evaluation<text:line-break/><text:line-break/>Projektet har gått relativt smärtfritt och inga större oklarheter, till skillnad från lab1.<text:line-break/>Om vi skulle ändra något skulle vi nog göra programmet mindre användarstyrt och istället bara välja att köra ett script som kör alla tester för en specifik algoritm.<text:line-break/>När man använde sig av skript så blev exempelvis våran binärsökning genast mycket snabbare. Gjorde vi samma typ av sökning fast med manuell input av värden så tog det ca 11 CPU cykler medans det tar ca 2 m.h.a. skriptet.</text:p>
      <text:p text:style-name="P1"><text:line-break/>Conclusion<text:line-break/></text:p>
      <text:p text:style-name="P1">Våra värden hamnar någonstans i närheten av vad BigO <text:tab/>notationen <text:tab/>förutser. Vissa avvikelser finns men dessa anser vi är inom <text:tab/>rimliga gränser. Att vissa algoritmer har en viss uppstartstid innan dem kommer igång med sitt arbete till exempelvis, något som blir mindre prominent när man ökar antalet element.</text:p>
      <text:p text:style-name="P1">Däremot något vi inte riktigt förstod var varför vi får såpass låga siffror när vi väljer ett slumpat tal och kör antingen sökning i BST eller Binärsökning.<text:line-break/><text:line-break/>Vissa algoritmer exempelvis Bubblesort krävde viss modifikation för att vi skulle uppnå snarlika resultat mot vad som förväntades<text:line-break/>Först hade vi en variant med två for-loopar, som körde sin yttre loop oavsett om den inre gjort några förflyttngar eller inte. Detta gjorde att best case O(n) inte gick att uppnå utan vi fick istället O(n^2). <text:tab/>Men när vi införde en koll om den inre gjort något eller inte så fick vi <text:tab/>bättre värden.<text:line-break/><text:line-break/><text:line-break/><text:line-break/><text:line-break/><text:line-break/><text:line-break/><text:line-break/><text:line-break/><text:line-break/><text:line-break/><text:line-break/><text:line-break/><text:line-break/><text:line-break/><text:line-break/><text:line-break/><text:line-break/><text:line-break/><text:soft-page-break/></text:p>
      <text:p text:style-name="P1">Appendices</text:p>
      <text:p text:style-name="P1">source code</text:p>
      <text:p text:style-name="P1">test cases</text:p>
      <text:p text:style-name="P1">makefile(s)</text:p>
      <text:p text:style-name="P1">test script(s) + output(s)<text:line-break/></text:p>
      <text:p text:style-name="Standard">notes(excel sheet):</text:p>
      <text:p text:style-name="Standard">time is CPU time</text:p>
      <text:p text:style-name="Standard"/>
      <text:p text:style-name="Standard">linear search worst case is searching for the last element(same for binary search), the average case is O(n/2), our random case is NOT an average of several runs.</text:p>
      <text:p text:style-name="Standard"/>
      <text:p text:style-name="Standard">Searching the BST. Random case is searching for a random element(15) in a randomly genarated unbalanced B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18:11:08</meta:creation-date>
    <meta:editing-duration>P1DT10H48M7S</meta:editing-duration>
    <meta:editing-cycles>8</meta:editing-cycles>
    <meta:generator>OpenOffice/4.0.0$Unix OpenOffice.org_project/400m3$Build-9702</meta:generator>
    <meta:initial-creator>Amar Krupalija</meta:initial-creator>
    <dc:date>2013-12-18T13:29:55</dc:date>
    <dc:creator>Amar Krupalija</dc:creator>
    <meta:document-statistic meta:table-count="0" meta:image-count="0" meta:object-count="0" meta:page-count="6" meta:paragraph-count="52" meta:word-count="1383" meta:character-count="8490"/>
  </office:meta>
</office:document-meta>
</file>